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+ 1p black" svg:font-family="'M+ 1p black'" style:font-pitch="variable"/>
    <style:font-face style:name="M+ 1p medium1" svg:font-family="'M+ 1p medium'" style:font-pitch="variable"/>
    <style:font-face style:name="M+ 1p medium" svg:font-family="'M+ 1p medium'" style:font-adornments="medium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P2" style:family="paragraph" style:parent-style-name="Text_20_body">
      <style:paragraph-properties fo:text-align="center" style:justify-single-word="false"/>
      <style:text-properties officeooo:rsid="00103503" officeooo:paragraph-rsid="00103503"/>
    </style:style>
    <style:style style:name="P3" style:family="paragraph" style:parent-style-name="Text_20_body">
      <style:paragraph-properties fo:text-align="justify" style:justify-single-word="false"/>
      <style:text-properties officeooo:rsid="0012441d" officeooo:paragraph-rsid="0012a95a"/>
    </style:style>
    <style:style style:name="P4" style:family="paragraph" style:parent-style-name="Text_20_body">
      <style:paragraph-properties fo:text-align="justify" style:justify-single-word="false"/>
      <style:text-properties fo:font-size="12pt" officeooo:rsid="00103503" officeooo:paragraph-rsid="0012a95a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officeooo:rsid="00103503" officeooo:paragraph-rsid="00103503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officeooo:rsid="00103503" officeooo:paragraph-rsid="0012441d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5pt" officeooo:rsid="00103503" officeooo:paragraph-rsid="00103503" style:font-size-asian="15pt" style:font-size-complex="15pt"/>
    </style:style>
    <style:style style:name="P8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T3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M+ 1p medium"/>
    </style:style>
    <style:style style:name="T5" style:family="text">
      <style:text-properties style:font-name="M+ 1p medium" fo:font-size="16pt" style:font-size-asian="16pt" style:font-size-complex="16pt"/>
    </style:style>
    <style:style style:name="T6" style:family="text">
      <style:text-properties style:font-name="M+ 1p medium" fo:font-size="16pt" officeooo:rsid="00103503" style:font-size-asian="16pt" style:font-size-complex="16pt"/>
    </style:style>
    <style:style style:name="T7" style:family="text">
      <style:text-properties style:font-name="M+ 1p medium" officeooo:rsid="00118caf"/>
    </style:style>
    <style:style style:name="T8" style:family="text">
      <style:text-properties style:font-name="M+ 1p medium" officeooo:rsid="0012441d"/>
    </style:style>
    <style:style style:name="T9" style:family="text">
      <style:text-properties style:font-name="M+ 1p medium" officeooo:rsid="0012a95a"/>
    </style:style>
    <style:style style:name="T10" style:family="text">
      <style:text-properties style:font-name="M+ 1p medium" fo:font-size="12pt" officeooo:rsid="0012a95a" style:font-size-asian="12pt" style:font-size-complex="12pt"/>
    </style:style>
    <style:style style:name="T11" style:family="text">
      <style:text-properties style:font-name="M+ 1p medium" fo:font-size="12pt" officeooo:rsid="00118c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Čestné prohlášení </text:span><text:span text:style-name="T6">zájemce o členství v</text:span></text:h>
      <text:p text:style-name="P7"><text:span text:style-name="T4">Konopném společenském klubu Brno</text:span></text:p>
      <text:p text:style-name="P2"><text:span text:style-name="T5"/></text:p>
      <text:p text:style-name="P4"><text:span text:style-name="T4">Já, níže podepsaný, tímto </text:span><text:span text:style-name="T7">na svou čest</text:span><text:span text:style-name="T4"> prohlašuji, že jsem dlouholetým uživatelem rostliny konopí (cannabis sativa / indica) a moje spotřeba této látky se pohybuje kolem jednoho gramu </text:span><text:span text:style-name="T8">sušiny</text:span><text:span text:style-name="T4"> za den. </text:span><text:span text:style-name="T8">P</text:span><text:span text:style-name="T7">lně </text:span><text:span text:style-name="T8">se </text:span><text:span text:style-name="T4">ztotožňuji s moderní </text:span><text:span text:style-name="T7">evropskou</text:span><text:span text:style-name="T4"> protidrogovou politikou. Věřím, že </text:span><text:span text:style-name="T7">iniciativa</text:span><text:span text:style-name="T4"> Konopn</text:span><text:span text:style-name="T7">ých</text:span><text:span text:style-name="T4"> společensk</text:span><text:span text:style-name="T7">ých</text:span><text:span text:style-name="T4"> klub</text:span><text:span text:style-name="T7">ů</text:span><text:span text:style-name="T4"> povede k dlouhodobému snižování poptávky po omamných látkách </text:span><text:span text:style-name="T7">stejně, jako je tomu </text:span><text:span text:style-name="T8">například</text:span><text:span text:style-name="T7"> v Portugalsku, Španělsku nebo Holandsku. </text:span><text:span text:style-name="T8">Vím, že regulační a harm-reduction přístup jsou principy, na kterých se Konopné společenské kluby zakládají a které podporují také všechny světové protidrogové organizace jako EMCDDA a ENCOD. Jde mi pouze o uspokojení mé vlastní spotřeby. </text:span><text:span text:style-name="T7">V </text:span><text:span text:style-name="T8">žádném případě nehodlám vypěstovanou rostlinu nikomu prodávat, ani darovat. Nechci nikomu nijak uškodit </text:span><text:span text:style-name="T9">nebo ubližovat.</text:span></text:p>
      <text:p text:style-name="P5"><text:span text:style-name="T7"/></text:p>
      <text:p text:style-name="P6"><text:span text:style-name="T9">Také již</text:span><text:span text:style-name="T7"> dále nechci podporovat mafii, která má z obchodu z drogami </text:span><text:span text:style-name="T8">na světě</text:span><text:span text:style-name="T7"> největší zisk. Žiji v zemi, kde je legální tvrdá droga </text:span><text:span text:style-name="T8">alkohol</text:span><text:span text:style-name="T7">, ale </text:span><text:span text:style-name="T8">paradoxně <text:s/>nelegální je</text:span><text:span text:style-name="T7"> látk</text:span><text:span text:style-name="T8">a</text:span><text:span text:style-name="T7">, která je dle vědeckých výzkumů více jak 100x </text:span><text:span text:style-name="T8">bezpečnější. </text:span><text:span text:style-name="T7">Považuji za svoji občanskou povinnost se postavit se na odpor proti nespravedlivému </text:span><text:span text:style-name="T8">a diskriminačnímu</text:span><text:span text:style-name="T7"> přístupu státu k této rostlině </text:span><text:span text:style-name="T9">v situaci, kdy válka proti drogám celosvětově selhala. Přišla doba, kdy je třeba oprostit se od nefunkčních principů perzekuce. Jedině tak bude možné reálně postihovat opravdové zločince a dostane se pomoci těm, kteří ji skutečně potřebují.</text:span></text:p>
      <text:p text:style-name="P3"><text:span text:style-name="T10">J</text:span><text:span text:style-name="T11">sem plnoletý, duševně zdr</text:span><text:span text:style-name="T10">a</text:span><text:span text:style-name="T11">v</text:span><text:span text:style-name="T10">ý</text:span><text:span text:style-name="T11"> a svéprávn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+ 1p black" svg:font-family="'M+ 1p black'" style:font-pitch="variable"/>
    <style:font-face style:name="M+ 1p medium1" svg:font-family="'M+ 1p medium'" style:font-pitch="variable"/>
    <style:font-face style:name="M+ 1p medium" svg:font-family="'M+ 1p medium'" style:font-adornments="medium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247cm" fo:margin-bottom="0.212cm" loext:contextual-spacing="false" style:page-number="auto" style:shadow="none">
        <style:tab-stops/>
      </style:paragraph-properties>
      <style:text-properties fo:font-size="101%" fo:font-weight="bold" style:font-size-asian="101%" style:font-weight-asian="bold" style:font-size-complex="101%" style:font-weight-complex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MT1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MT2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MT3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• Konopný společenský klub Brno, z.s.</text:span><text:span text:style-name="MT2"> • </text:span><text:span text:style-name="MT1">Valchařská 1615/36a, <text:s/>614</text:span><text:span text:style-name="MT3"> 00 <text:s/></text:span><text:span text:style-name="MT1">Brno •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h </meta:initial-creator>
    <meta:creation-date>2015-05-25T16:49:38.539840317</meta:creation-date>
    <dc:date>2015-05-26T00:21:15.472577097</dc:date>
    <dc:creator>Myth </dc:creator>
    <meta:editing-duration>PT45M56S</meta:editing-duration>
    <meta:editing-cycles>5</meta:editing-cycles>
    <meta:generator>LibreOffice/4.4.3.2$Linux_x86 LibreOffice_project/40m0$Build-2</meta:generator>
    <meta:document-statistic meta:table-count="0" meta:image-count="0" meta:object-count="0" meta:page-count="1" meta:paragraph-count="6" meta:word-count="237" meta:character-count="1603" meta:non-whitespace-character-count="1368"/>
  </office:meta>
</office:document-meta>
</file>